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erList.removeListener( 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List.getListen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List.Listen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List.addListener( 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List.ge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